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c4fc4"/>
    </style:style>
    <style:style style:name="P5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aa35cb"/>
    </style:style>
    <style:style style:name="P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aa35c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1" style:family="text">
      <style:text-properties officeooo:rsid="0193a69c"/>
    </style:style>
    <style:style style:name="T152" style:family="text">
      <style:text-properties officeooo:rsid="00930003"/>
    </style:style>
    <style:style style:name="T153" style:family="text">
      <style:text-properties officeooo:rsid="01a68c04"/>
    </style:style>
    <style:style style:name="T154" style:family="text">
      <style:text-properties officeooo:rsid="01a49516"/>
    </style:style>
    <style:style style:name="T15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fo:font-style="normal" style:text-underline-style="none" fo:font-weight="normal" officeooo:rsid="01a68c0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9" style:family="text">
      <style:text-properties style:font-name="Liberation Serif" fo:font-style="normal" style:text-underline-style="none" fo:font-weight="normal" officeooo:rsid="01a4951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87aae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87aaeb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87aaeb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officeooo:rsid="01969e29"/>
    </style:style>
    <style:style style:name="T165" style:family="text">
      <style:text-properties fo:font-weight="bold" officeooo:rsid="01969e29" style:font-weight-asian="bold" style:font-weight-complex="bold"/>
    </style:style>
    <style:style style:name="T166" style:family="text">
      <style:text-properties fo:font-style="italic" officeooo:rsid="01969e29" style:font-style-asian="italic" style:font-style-complex="italic"/>
    </style:style>
    <style:style style:name="T167" style:family="text">
      <style:text-properties officeooo:rsid="01aa35cb"/>
    </style:style>
    <style:style style:name="T168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normal" style:text-underline-style="none" fo:font-weight="normal" officeooo:rsid="01a6f2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officeooo:rsid="015be59a"/>
    </style:style>
    <style:style style:name="T175" style:family="text">
      <style:text-properties style:font-name="Liberation Serif1" officeooo:rsid="001b8001"/>
    </style:style>
    <style:style style:name="T176" style:family="text">
      <style:text-properties style:font-name="Liberation Serif1"/>
    </style:style>
    <style:style style:name="T177" style:family="text">
      <style:text-properties style:font-name="Liberation Serif1" officeooo:rsid="015be59a"/>
    </style:style>
    <style:style style:name="T178" style:family="text">
      <style:text-properties style:font-name="Liberation Serif1" fo:font-weight="bold" officeooo:rsid="015be59a" style:font-weight-asian="bold" style:font-weight-complex="bold"/>
    </style:style>
    <style:style style:name="T179" style:family="text">
      <style:text-properties style:font-name="Liberation Serif1" officeooo:rsid="01a38344"/>
    </style:style>
    <style:style style:name="T180" style:family="text">
      <style:text-properties style:font-name="Liberation Serif1" fo:font-style="italic" officeooo:rsid="015be59a" style:font-style-asian="italic" style:font-style-complex="italic"/>
    </style:style>
    <style:style style:name="T181" style:family="text">
      <style:text-properties style:font-name="Liberation Serif1" officeooo:rsid="01aa35cb"/>
    </style:style>
    <style:style style:name="T182" style:family="text">
      <style:text-properties style:font-name="Liberation Serif1" officeooo:rsid="01a49516"/>
    </style:style>
    <style:style style:name="T18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normal" style:text-underline-style="none" fo:font-weight="normal" officeooo:rsid="01a878a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0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8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1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2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2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2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2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2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2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2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3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3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36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3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3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3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4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4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6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9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6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3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8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9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9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9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9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9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30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30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307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8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9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310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11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2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14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1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16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1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2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23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24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2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officeooo:rsid="0030463c"/>
    </style:style>
    <style:style style:name="T32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45" style:family="text">
      <style:text-properties fo:font-weight="normal" officeooo:rsid="00aa75c1" style:font-weight-asian="normal" style:font-weight-complex="normal"/>
    </style:style>
    <style:style style:name="T346" style:family="text">
      <style:text-properties fo:font-weight="normal" officeooo:rsid="008d8493" style:font-weight-asian="normal" style:font-weight-complex="normal"/>
    </style:style>
    <style:style style:name="T347" style:family="text">
      <style:text-properties fo:font-weight="normal" officeooo:rsid="009f0e7f" style:font-weight-asian="normal" style:font-weight-complex="normal"/>
    </style:style>
    <style:style style:name="T348" style:family="text">
      <style:text-properties fo:font-weight="normal" officeooo:rsid="008deecb" style:font-weight-asian="normal" style:font-weight-complex="normal"/>
    </style:style>
    <style:style style:name="T349" style:family="text">
      <style:text-properties fo:font-weight="normal" officeooo:rsid="004c7182" style:font-weight-asian="normal" style:font-weight-complex="normal"/>
    </style:style>
    <style:style style:name="T350" style:family="text">
      <style:text-properties fo:font-weight="normal" officeooo:rsid="0043858c" style:font-weight-asian="normal" style:font-weight-complex="normal"/>
    </style:style>
    <style:style style:name="T351" style:family="text">
      <style:text-properties fo:font-weight="normal" officeooo:rsid="0145520a" style:font-weight-asian="normal" style:font-weight-complex="normal"/>
    </style:style>
    <style:style style:name="T352" style:family="text">
      <style:text-properties fo:font-weight="normal" officeooo:rsid="0030463c" style:font-weight-asian="normal" style:font-weight-complex="normal"/>
    </style:style>
    <style:style style:name="T35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5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5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5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5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6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6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6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63" style:family="text">
      <style:text-properties officeooo:rsid="00072975"/>
    </style:style>
    <style:style style:name="T364" style:family="text">
      <style:text-properties officeooo:rsid="0053cdb5"/>
    </style:style>
    <style:style style:name="T365" style:family="text">
      <style:text-properties officeooo:rsid="019826aa"/>
    </style:style>
    <style:style style:name="T366" style:family="text">
      <style:text-properties officeooo:rsid="00e504a4"/>
    </style:style>
    <style:style style:name="T367" style:family="text">
      <style:text-properties officeooo:rsid="004c7182"/>
    </style:style>
    <style:style style:name="T368" style:family="text">
      <style:text-properties officeooo:rsid="004d8b35"/>
    </style:style>
    <style:style style:name="T36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72" style:family="text">
      <style:text-properties officeooo:rsid="0044ae78"/>
    </style:style>
    <style:style style:name="T373" style:family="text">
      <style:text-properties officeooo:rsid="008d8493"/>
    </style:style>
    <style:style style:name="T374" style:family="text">
      <style:text-properties style:font-name="Liberation Serif" officeooo:rsid="0044ae78"/>
    </style:style>
    <style:style style:name="T375" style:family="text">
      <style:text-properties style:text-underline-style="solid" style:text-underline-width="auto" style:text-underline-color="font-color" officeooo:rsid="000a08d6"/>
    </style:style>
    <style:style style:name="T37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8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8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8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84" style:family="text">
      <style:text-properties style:text-underline-style="none" fo:font-weight="normal" officeooo:rsid="00da04e3" style:font-weight-asian="normal" style:font-weight-complex="normal"/>
    </style:style>
    <style:style style:name="T385" style:family="text">
      <style:text-properties style:text-underline-style="none" fo:font-weight="normal" officeooo:rsid="008deecb" style:font-weight-asian="normal" style:font-weight-complex="normal"/>
    </style:style>
    <style:style style:name="T386" style:family="text">
      <style:text-properties style:text-underline-style="none" fo:font-weight="normal" officeooo:rsid="0070ec7d" style:font-weight-asian="normal" style:font-weight-complex="normal"/>
    </style:style>
    <style:style style:name="T387" style:family="text">
      <style:text-properties style:text-underline-style="none" fo:font-weight="normal" officeooo:rsid="0097fbd1" style:font-weight-asian="normal" style:font-weight-complex="normal"/>
    </style:style>
    <style:style style:name="T38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8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9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9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9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401" style:family="text">
      <style:text-properties officeooo:rsid="0030e0a1"/>
    </style:style>
    <style:style style:name="T402" style:family="text">
      <style:text-properties officeooo:rsid="0078a2da"/>
    </style:style>
    <style:style style:name="T403" style:family="text">
      <style:text-properties style:text-underline-style="solid" style:text-underline-width="auto" style:text-underline-color="font-color" officeooo:rsid="00061718"/>
    </style:style>
    <style:style style:name="T40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405" style:family="text">
      <style:text-properties style:text-underline-style="none" fo:font-weight="normal" officeooo:rsid="0008bf16" style:font-weight-asian="normal" style:font-weight-complex="normal"/>
    </style:style>
    <style:style style:name="T406" style:family="text">
      <style:text-properties style:text-underline-style="none" fo:font-weight="normal" officeooo:rsid="0030e0a1" style:font-weight-asian="normal" style:font-weight-complex="normal"/>
    </style:style>
    <style:style style:name="T407" style:family="text">
      <style:text-properties style:text-underline-style="none" fo:font-weight="normal" officeooo:rsid="003574fe" style:font-weight-asian="normal" style:font-weight-complex="normal"/>
    </style:style>
    <style:style style:name="T408" style:family="text">
      <style:text-properties style:text-underline-style="none" fo:font-weight="normal" officeooo:rsid="00e504a4" style:font-weight-asian="normal" style:font-weight-complex="normal"/>
    </style:style>
    <style:style style:name="T409" style:family="text">
      <style:text-properties style:text-underline-style="none" fo:font-weight="normal" officeooo:rsid="004e0ee6" style:font-weight-asian="normal" style:font-weight-complex="normal"/>
    </style:style>
    <style:style style:name="T410" style:family="text">
      <style:text-properties style:text-underline-style="none" fo:font-weight="normal" officeooo:rsid="00f60c80" style:font-weight-asian="normal" style:font-weight-complex="normal"/>
    </style:style>
    <style:style style:name="T411" style:family="text">
      <style:text-properties style:text-underline-style="none" fo:font-weight="normal" officeooo:rsid="010d15dd" style:font-weight-asian="normal" style:font-weight-complex="normal"/>
    </style:style>
    <style:style style:name="T412" style:family="text">
      <style:text-properties fo:font-weight="normal" officeooo:rsid="004e0ee6" style:font-weight-asian="normal" style:font-weight-complex="normal"/>
    </style:style>
    <style:style style:name="T413" style:family="text">
      <style:text-properties fo:font-weight="normal" officeooo:rsid="0118fd61" style:font-weight-asian="normal" style:font-weight-complex="normal"/>
    </style:style>
    <style:style style:name="T414" style:family="text">
      <style:text-properties fo:font-weight="normal" officeooo:rsid="006e9e53" style:font-weight-asian="normal" style:font-weight-complex="normal"/>
    </style:style>
    <style:style style:name="T415" style:family="text">
      <style:text-properties fo:font-weight="normal" officeooo:rsid="00f94841" style:font-weight-asian="normal" style:font-weight-complex="normal"/>
    </style:style>
    <style:style style:name="T416" style:family="text">
      <style:text-properties fo:font-weight="normal" officeooo:rsid="00061718" style:font-weight-asian="normal" style:font-weight-complex="normal"/>
    </style:style>
    <style:style style:name="T417" style:family="text">
      <style:text-properties fo:font-weight="normal" officeooo:rsid="003db249" style:font-weight-asian="normal" style:font-weight-complex="normal"/>
    </style:style>
    <style:style style:name="T418" style:family="text">
      <style:text-properties fo:font-weight="normal" officeooo:rsid="012e1997" style:font-weight-asian="normal" style:font-weight-complex="normal"/>
    </style:style>
    <style:style style:name="T419" style:family="text">
      <style:text-properties fo:font-weight="normal" officeooo:rsid="017de84f" style:font-weight-asian="normal" style:font-weight-complex="normal"/>
    </style:style>
    <style:style style:name="T42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21" style:family="text">
      <style:text-properties style:text-underline-style="none" fo:font-weight="normal" officeooo:rsid="019826aa" style:font-weight-asian="normal" style:font-weight-complex="normal"/>
    </style:style>
    <style:style style:name="T422" style:family="text">
      <style:text-properties style:text-underline-style="none" fo:font-weight="normal" officeooo:rsid="014a887b" style:font-weight-asian="normal" style:font-weight-complex="normal"/>
    </style:style>
    <style:style style:name="T423" style:family="text">
      <style:text-properties style:text-underline-style="none" fo:font-weight="normal" officeooo:rsid="0147d121" style:font-weight-asian="normal" style:font-weight-complex="normal"/>
    </style:style>
    <style:style style:name="T424" style:family="text">
      <style:text-properties style:text-underline-style="none" fo:font-weight="normal" officeooo:rsid="0147e4d3" style:font-weight-asian="normal" style:font-weight-complex="normal"/>
    </style:style>
    <style:style style:name="T425" style:family="text">
      <style:text-properties style:text-underline-style="none" fo:font-weight="normal" style:font-weight-asian="normal" style:font-weight-complex="normal"/>
    </style:style>
    <style:style style:name="T426" style:family="text">
      <style:text-properties officeooo:rsid="00061718"/>
    </style:style>
    <style:style style:name="T427" style:family="text">
      <style:text-properties fo:font-weight="normal" officeooo:rsid="00072975" style:font-weight-asian="normal" style:font-weight-complex="normal"/>
    </style:style>
    <style:style style:name="T428" style:family="text">
      <style:text-properties fo:font-weight="normal" officeooo:rsid="011a3dc9" style:font-weight-asian="normal" style:font-weight-complex="normal"/>
    </style:style>
    <style:style style:name="T429" style:family="text">
      <style:text-properties fo:font-weight="normal" officeooo:rsid="011b937a" style:font-weight-asian="normal" style:font-weight-complex="normal"/>
    </style:style>
    <style:style style:name="T430" style:family="text">
      <style:text-properties style:text-underline-style="none" fo:font-weight="normal" officeooo:rsid="0092b48e" style:font-weight-asian="normal" style:font-weight-complex="normal"/>
    </style:style>
    <style:style style:name="T431" style:family="text">
      <style:text-properties fo:font-weight="normal" officeooo:rsid="0092b48e" style:font-weight-asian="normal" style:font-weight-complex="normal"/>
    </style:style>
    <style:style style:name="T432" style:family="text">
      <style:text-properties fo:font-weight="normal" officeooo:rsid="005ccf0d" style:font-weight-asian="normal" style:font-weight-complex="normal"/>
    </style:style>
    <style:style style:name="T433" style:family="text">
      <style:text-properties fo:font-weight="normal" officeooo:rsid="0032041a" style:font-weight-asian="normal" style:font-weight-complex="normal"/>
    </style:style>
    <style:style style:name="T434" style:family="text">
      <style:text-properties fo:font-weight="normal" officeooo:rsid="0040d982" style:font-weight-asian="normal" style:font-weight-complex="normal"/>
    </style:style>
    <style:style style:name="T435" style:family="text">
      <style:text-properties fo:font-weight="normal" officeooo:rsid="018146c7" style:font-weight-asian="normal" style:font-weight-complex="normal"/>
    </style:style>
    <style:style style:name="T436" style:family="text">
      <style:text-properties officeooo:rsid="0145520a"/>
    </style:style>
    <style:style style:name="T437" style:family="text">
      <style:text-properties officeooo:rsid="018146c7"/>
    </style:style>
    <style:style style:name="T438" style:family="text">
      <style:text-properties officeooo:rsid="00745ad9"/>
    </style:style>
    <style:style style:name="T439" style:family="text">
      <style:text-properties officeooo:rsid="019caa2c"/>
    </style:style>
    <style:style style:name="T440" style:family="text">
      <style:text-properties style:text-underline-style="none" fo:font-weight="normal" officeooo:rsid="00072975" style:font-weight-asian="normal" style:font-weight-complex="normal"/>
    </style:style>
    <style:style style:name="T441" style:family="text">
      <style:text-properties style:text-underline-style="none" fo:font-weight="normal" officeooo:rsid="00cd8f65" style:font-weight-asian="normal" style:font-weight-complex="normal"/>
    </style:style>
    <style:style style:name="T442" style:family="text">
      <style:text-properties fo:font-weight="normal" officeooo:rsid="00745ad9" style:font-weight-asian="normal" style:font-weight-complex="normal"/>
    </style:style>
    <style:style style:name="T443" style:family="text">
      <style:text-properties fo:font-weight="normal" officeooo:rsid="0140ac1e" style:font-weight-asian="normal" style:font-weight-complex="normal"/>
    </style:style>
    <style:style style:name="T444" style:family="text">
      <style:text-properties officeooo:rsid="0140ac1e"/>
    </style:style>
    <style:style style:name="T445" style:family="text">
      <style:text-properties style:text-position="super 58%"/>
    </style:style>
    <style:style style:name="T446" style:family="text">
      <style:text-properties officeooo:rsid="00194778"/>
    </style:style>
    <style:style style:name="T447" style:family="text">
      <style:text-properties fo:font-weight="normal" officeooo:rsid="00194778" style:font-weight-asian="normal" style:font-weight-complex="normal"/>
    </style:style>
    <style:style style:name="T448" style:family="text">
      <style:text-properties style:text-underline-style="none" fo:font-weight="normal" officeooo:rsid="0013b216" style:font-weight-asian="normal" style:font-weight-complex="normal"/>
    </style:style>
    <style:style style:name="T449" style:family="text">
      <style:text-properties style:text-underline-style="none" fo:font-weight="normal" officeooo:rsid="0053cdb5" style:font-weight-asian="normal" style:font-weight-complex="normal"/>
    </style:style>
    <style:style style:name="T450" style:family="text">
      <style:text-properties fo:font-weight="normal" officeooo:rsid="0053cdb5" style:font-weight-asian="normal" style:font-weight-complex="normal"/>
    </style:style>
    <style:style style:name="T451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5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53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4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43">6</text:span><text:span text:style-name="T131"> in which I had a major role. </text:span><text:span text:style-name="T14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4">. </text:span><text:span text:style-name="T145">I have highlighted some of my best work with a ★. </text:span><text:span text:style-name="T146">P</text:span><text:span text:style-name="T147">apers </text:span><text:span text:style-name="T146">led by students under my supervision</text:span><text:span text:style-name="T147"> are marked with a</text:span><text:span text:style-name="T148"> </text:span><text:span text:style-name="T149">†</text:span><text:span text:style-name="T150">.</text:span></text:p>
      <text:p text:style-name="P55">Pre-prints</text:p>
      <text:list text:style-name="L2">
        <text:list-item>
          <text:p text:style-name="P56">Ludlow, Proctor, Schaye, <text:span text:style-name="T151">Huško, </text:span>Forouhar Moreno, Obreschkow, Chaikin, Schaller, Ploeckinger, <text:span text:style-name="T151">Ben</text:span><text:span text:style-name="T152">í</text:span><text:span text:style-name="T151">tez-Llambay, </text:span><text:span text:style-name="T8">Oman</text:span>, McGibbon, Trayford, Frenk <text:span text:style-name="T153">and</text:span> Richings (2026). <text:span text:style-name="T58">The evolution of the sizes and angular momentum content of galaxies in the COLIBRE simulations.</text:span> MNRAS, submitted. <text:span text:style-name="T154">[arxiv:2603.26200]</text:span></text:p>
        </text:list-item>
        <text:list-item>
          <text:p text:style-name="P57"><text:span text:style-name="T149">L</text:span><text:span text:style-name="T155">agos, Schaye, Schaller, Obreschkow, Bahé, Ben</text:span><text:span text:style-name="T149">í</text:span><text:span text:style-name="T155">tez-Llambay, Chaikin, Correa, Davis, Frenk, Huško, Kaasinen, McGibbon, </text:span><text:span text:style-name="T156">Oman</text:span><text:span text:style-name="T155">, Ploeckinger, Richings, Trayford, Wang </text:span><text:span text:style-name="T157">and</text:span><text:span text:style-name="T155"> Wright (2025). </text:span><text:span text:style-name="T158">Kennicutt-Schmidt relation of galaxies over 13 billion years in the COLIBRE hydrodynamical simulations. </text:span><text:span text:style-name="T155">MNRAS, submitted. </text:span><text:span text:style-name="T159">[arxiv:2512.11309]</text:span></text:p>
        </text:list-item>
        <text:list-item>
          <text:p text:style-name="P58"><text:span text:style-name="T149">† C</text:span><text:span text:style-name="T160">hase, Dado, Harborne </text:span><text:span text:style-name="T157">and</text:span><text:span text:style-name="T160"> </text:span><text:span text:style-name="T161">Oman</text:span><text:span text:style-name="T160"> (2025). </text:span><text:span text:style-name="T162">Consequences of radially correlated rotation curves for galaxy mass models. </text:span><text:span text:style-name="T160">MNRAS, submitted. </text:span><text:span text:style-name="T163">[arxiv:2511.23106]</text:span></text:p>
        </text:list-item>
      </text:list>
      <text:p text:style-name="P59">Refereed publications in primary journals</text:p>
      <text:list text:continue-numbering="true" text:style-name="L2">
        <text:list-item>
          <text:p text:style-name="P60">B<text:span text:style-name="T164">enavides, Sales, Navarro, White, Frenk, </text:span><text:span text:style-name="T165">Oman</text:span><text:span text:style-name="T164"> </text:span><text:span text:style-name="T153">and</text:span><text:span text:style-name="T164"> Cole (2025). </text:span><text:span text:style-name="T166">The abundance of thin dwarf galaxies: a challenge for cosmological simulations.</text:span><text:span text:style-name="T164"> The Open Journal of Astropyhysics, </text:span><text:span text:style-name="T167">accepted</text:span><text:span text:style-name="T164">. [arxiv:2512.11035]</text:span></text:p>
        </text:list-item>
        <text:list-item>
          <text:p text:style-name="P61"><text:span text:style-name="T149">† M</text:span><text:span text:style-name="T168">errow, </text:span><text:span text:style-name="T169">Oman</text:span><text:span text:style-name="T168"> </text:span><text:span text:style-name="T157">and</text:span><text:span text:style-name="T168"> Fattahi (202</text:span><text:span text:style-name="T170">6</text:span><text:span text:style-name="T168">). </text:span><text:span text:style-name="T171">The lives and death of faint satellite galaxies around M31.</text:span><text:span text:style-name="T168"> MNRAS </text:span><text:span text:style-name="T172">548: stag558</text:span><text:span text:style-name="T168">. </text:span><text:span text:style-name="T173">[arxiv:2511.01977]</text:span></text:p>
        </text:list-item>
        <text:list-item>
          <text:p text:style-name="P62">P<text:span text:style-name="T174">onomareva, Mancera-</text:span>Pi<text:span text:style-name="T175">ñ</text:span><text:span text:style-name="T176">a, </text:span><text:span text:style-name="T177">Glowacki, Desmond, Jarvis, Varasteanu, Yasin, Heywood, Maddox, Adams, Baes, Gebek, Kurapati, Maksymowicz-Maciata, </text:span><text:span text:style-name="T178">Oman</text:span><text:span text:style-name="T177">, Pan, Prandoni, Rajohnson, Ruffa and Spekkens (202</text:span><text:span text:style-name="T179">6</text:span><text:span text:style-name="T177">). </text:span><text:span text:style-name="T180">MIGHTEE-HI: mass models and dark matter properties.</text:span><text:span text:style-name="T177"> MNRAS </text:span><text:span text:style-name="T181">548:</text:span><text:span text:style-name="T177"> </text:span><text:span text:style-name="T181">stag531</text:span><text:span text:style-name="T177">. </text:span><text:span text:style-name="T182">[arxiv:2603.16992]</text:span></text:p>
        </text:list-item>
        <text:list-item>
          <text:p text:style-name="P63"><text:soft-page-break/><text:span text:style-name="T149">† Makinson, </text:span><text:span text:style-name="T183">Oman</text:span><text:span text:style-name="T149"> and Swinbank (202</text:span><text:span text:style-name="T170">6</text:span><text:span text:style-name="T149">). </text:span><text:span text:style-name="T184">Multi-resolution kinematic modelling of nearby galaxies: a demonstration using MHONGOOSE observations.</text:span><text:span text:style-name="T149"> MNRAS </text:span><text:span text:style-name="T185">548: stag326</text:span><text:span text:style-name="T149">. [arxiv:2508.08841]</text:span></text:p>
        </text:list-item>
        <text:list-item>
          <text:p text:style-name="P64"><text:span text:style-name="T149">†</text:span><text:span text:style-name="T186">★</text:span><text:span text:style-name="T149"> </text:span><text:span text:style-name="T187">Dado, </text:span><text:span text:style-name="T188">Oman</text:span><text:span text:style-name="T187">, Harborne, Fragkoudi, Schaller, Schaye, Ben</text:span><text:bookmark-start text:name="__DdeLink__3170_3094827243"/><text:span text:style-name="T149">í</text:span><text:bookmark-end text:name="__DdeLink__3170_3094827243"/><text:span text:style-name="T187">tez-Llambay, Chaikin, Frenk, Huško, Ploeckinger </text:span><text:span text:style-name="T157">and</text:span><text:span text:style-name="T187"> Richings (202</text:span><text:span text:style-name="T170">6</text:span><text:span text:style-name="T187">). </text:span><text:span text:style-name="T189">Dynamical disequilibrium in dwarf galaxies: rethinking gas dynamics, rotation curves, and dark matter inference.</text:span><text:span text:style-name="T187"> MNRAS </text:span><text:span text:style-name="T170">547:</text:span><text:span text:style-name="T187"> </text:span><text:span text:style-name="T170">stag356</text:span><text:span text:style-name="T187">. </text:span><text:span text:style-name="T190">[arxiv:2512.11033]</text:span></text:p>
        </text:list-item>
        <text:list-item>
          <text:p text:style-name="P65"><text:span text:style-name="T149">Riley, Shipp, Simpson, Bieri, Fattahi, Brown, </text:span><text:span text:style-name="T183">Oman</text:span><text:span text:style-name="T149">, Fragkoudi, Gómez, Grand and Marinacci (202</text:span><text:span text:style-name="T191">5</text:span><text:span text:style-name="T149">). </text:span><text:span text:style-name="T184">Auriga Streams I: distrupting satellites surrounding Milky Way-mass haloes at multiple resolutions.</text:span><text:span text:style-name="T149"> MNRAS </text:span><text:span text:style-name="T192">542: 2443</text:span><text:span text:style-name="T149">. [arxiv:2410.09144]</text:span></text:p>
        </text:list-item>
        <text:list-item>
          <text:p text:style-name="P66"><text:span text:style-name="T149">Namumba, Ianjamasimanana, Koribalski, Bosma, Athanassoula, Carignan, Jozsa, Kamphuis, Deane, Sikhosana, Verdes-Montenegro, Sorgho, Ndaliso, Amram, Brinks, Chemin, Combes, de Blok, Deg, English, Healy, Kurapati, Marasco, McGaugh, </text:span><text:span text:style-name="T183">Oman</text:span><text:span text:style-name="T149">, Spekkens, Veronese and Wong (2025). </text:span><text:span text:style-name="T184">Investigating the HI distribution and kinematics of ESO444-G084 and [KKS2000]23: New insights from the MHONGOOSE survey.</text:span><text:span text:style-name="T149"> A&amp;A </text:span><text:span text:style-name="T193">699: A372</text:span><text:span text:style-name="T149">.</text:span><text:span text:style-name="T194"> [arxiv:2506.04101]</text:span></text:p>
        </text:list-item>
        <text:list-item>
          <text:p text:style-name="P67"><text:span text:style-name="T149">Hank, Verheijen, Blyth, Dav</text:span><text:span text:style-name="T195">é, </text:span><text:span text:style-name="T183">Oman</text:span><text:span text:style-name="T149">, Deg and Glowacki (2025). </text:span><text:span text:style-name="T184">HI asymmetries in spatially resolved SIMBA galaxies.</text:span><text:span text:style-name="T149"> MNRAS </text:span><text:span text:style-name="T196">540: 3047</text:span><text:span text:style-name="T149">. </text:span><text:span text:style-name="T197">[arxiv:2506.15827]</text:span></text:p>
        </text:list-item>
        <text:list-item>
          <text:p text:style-name="P68"><text:span text:style-name="T149">† </text:span><text:span text:style-name="T198">Visser-Zadvornyi, Carstairs, </text:span><text:span text:style-name="T199">Oman</text:span><text:span text:style-name="T198"> and Verheijen (2025).</text:span><text:span text:style-name="T200"> Star formation and stellar &amp; AGN feedback in the absence of accretion, not gas stripping, set the quenching timescale in satellite galaxies. </text:span><text:span text:style-name="T198">MNRAS</text:span><text:span text:style-name="T201"> </text:span><text:span text:style-name="T202">540: 1730</text:span><text:span text:style-name="T198">. [arxiv:</text:span><text:span text:style-name="T149">2503.15183</text:span><text:span text:style-name="T198">]</text:span></text:p>
        </text:list-item>
        <text:list-item>
          <text:p text:style-name="P69"><text:span text:style-name="T149">O’</text:span><text:span text:style-name="T195">Beirne, Staveley-Smith, Kilborn, Wong, Westmeier, Cluver, Bekki, Deg, Dénes, For, Lee-Waddell, Murugeshan, </text:span><text:span text:style-name="T203">Oman</text:span><text:span text:style-name="T204">,</text:span><text:span text:style-name="T195"> Rhee, Shen </text:span><text:span text:style-name="T204">and</text:span><text:span text:style-name="T195"> </text:span><text:span text:style-name="T204">Taylor (202</text:span><text:span text:style-name="T191">5</text:span><text:span text:style-name="T204">)</text:span><text:span text:style-name="T195">. </text:span><text:span text:style-name="T205">WALLABY pilot survey: properties of HI-selected dark sources and low surface brightness galaxies”</text:span><text:span text:style-name="T204">. PASA </text:span><text:span text:style-name="T206">42: 870</text:span><text:span text:style-name="T204">. </text:span><text:span text:style-name="T207">[arxiv:2505.04299]</text:span></text:p>
        </text:list-item>
        <text:list-item>
          <text:p text:style-name="P70"><text:span text:style-name="T149">Marasco, de Blok, Maccagni, Fraternali, </text:span><text:span text:style-name="T183">Oman</text:span><text:span text:style-name="T149">, Oosterloo, Combes, McGaugh, Kamphuis, Spekkens, Kleiner, Veronese, Amram, Chemin and Brinks (202</text:span><text:span text:style-name="T191">5</text:span><text:span text:style-name="T149">). </text:span><text:span text:style-name="T184">HI within and around observed and simulated galaxy discs – Comparing MeerKAT observations with mock data from TNG50 and FIRE-2</text:span><text:span text:style-name="T149">. A&amp;A</text:span><text:span text:style-name="T208"> </text:span><text:span text:style-name="T209">697: 86</text:span><text:span text:style-name="T149">. </text:span><text:span text:style-name="T208">[arxiv:2503.03818]</text:span></text:p>
        </text:list-item>
        <text:list-item>
          <text:p text:style-name="P71"><text:span text:style-name="T210">Perron-Cormier, Deg, Spekkens, Richardson, Glowacki, Verheijen, Hank, Blyth, </text:span><text:span text:style-name="T211">Oman</text:span><text:span text:style-name="T212">,</text:span><text:span text:style-name="T210"> Dénes, Rhee, Elagali, Shen, Raja, Lee-Waddell and Westmeier (2025). </text:span><text:span text:style-name="T213">WALLABY pilot survey &amp; Asymba: Comparing HI detection asymmetries to the SIMBA simulation.</text:span><text:span text:style-name="T210"> AJ </text:span><text:span text:style-name="T214">169: 114</text:span><text:span text:style-name="T210">. </text:span><text:span text:style-name="T215">[arxiv:2501.09547]</text:span></text:p>
        </text:list-item>
        <text:list-item>
          <text:p text:style-name="P72"><text:span text:style-name="T210">A</text:span><text:span text:style-name="T216">mvrosiadis, Lange, Nightingale, He, Frenk, </text:span><text:span text:style-name="T217">Oman</text:span><text:span text:style-name="T216">, Smail, Swinbank, Fragkoudi, Gadotti, Cole, Borsato, Robertson, Massey, Cao and Li (202</text:span><text:span text:style-name="T218">5</text:span><text:span text:style-name="T216">). </text:span><text:span text:style-name="T219">The onset of bar formation in a massive galaxy at z~3.8.</text:span><text:span text:style-name="T216"> MNRAS </text:span><text:span text:style-name="T220">537: 1163</text:span><text:span text:style-name="T216">. </text:span><text:span text:style-name="T221">[arxiv:2404.01918]</text:span></text:p>
        </text:list-item>
        <text:list-item>
          <text:p text:style-name="P72"><text:span text:style-name="T210">Maccagni, de Blok, Mancera Pi</text:span><text:span text:style-name="T222">ñ</text:span><text:span text:style-name="T223">a, Ragusa, Iodice, Spavone, McGaugh, </text:span><text:span text:style-name="T224">Oman</text:span><text:span text:style-name="T223">, Oosterloo, Koribalski, Adams, Amram, Bosma, Bigiel, Brinks, Chemin, Combes, Gibson, Healy, Holwerda, J</text:span><text:span text:style-name="T210">ó</text:span><text:span text:style-name="T223">zsa, Kamphuis, Kleiner, Kurapati, Marasco, Spekkens, Veronese, Walter, Zabel and Zijlstra (2024). </text:span><text:span text:style-name="T225">MHONGOOSE discovery of a gas-rich low-surface brightness galaxy in the Dorado Group</text:span><text:span text:style-name="T223">. A&amp;A </text:span><text:span text:style-name="T226">690: 69</text:span><text:span text:style-name="T223">. </text:span><text:span text:style-name="T227">[arxiv:2405.17000]</text:span></text:p>
        </text:list-item>
        <text:list-item>
          <text:p text:style-name="P73"><text:soft-page-break/><text:span text:style-name="T149">De Blok, Healy, Maccagni, Pisano, Bosma, English, Jarrett, Marasco, Meurer, Veronese, Bigiel, Chemin, Fraternali, Holwerfa, Kamphuis, K</text:span><text:span text:style-name="T228">löckner, Kleiner, Leroy, Mogotsi, </text:span><text:span text:style-name="T224">Oman</text:span><text:span text:style-name="T22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29">MHONGOOSE – A MeerKAT Nearby Galaxy H</text:span><text:span text:style-name="T230">i</text:span><text:span text:style-name="T229"> Survey.</text:span><text:span text:style-name="T228"> A&amp;A </text:span><text:span text:style-name="T231">688: A109</text:span><text:span text:style-name="T228">. </text:span><text:span text:style-name="T232">[arxiv:2404.01774]</text:span></text:p>
        </text:list-item>
        <text:list-item>
          <text:p text:style-name="P74"><text:span text:style-name="T183">Oman</text:span><text:span text:style-name="T210">, Frenk, Crain, Lovell and Pfeffer (2024). </text:span><text:span text:style-name="T213">A warm dark matter cosmogony may yield more low-mass galaxy detections in 21-cm surveys than a cold dark matter one.</text:span><text:span text:style-name="T210"> MNRAS </text:span><text:span text:style-name="T233">533: 67</text:span><text:span text:style-name="T234">.</text:span><text:span text:style-name="T210"> </text:span><text:span text:style-name="T235">[arxiv:2401.11878]</text:span></text:p>
        </text:list-item>
        <text:list-item>
          <text:p text:style-name="P75"><text:span text:style-name="T210">Brown, Fattahi, McCarthy, Font, </text:span><text:span text:style-name="T183">Oman</text:span><text:span text:style-name="T210"> and Riley (2024). </text:span><text:span text:style-name="T213">ARTEMIS emulator: exploring the effect of cosmology and galaxy formation physics on Milky Way-mass haloes and their satellites</text:span><text:span text:style-name="T210">. MNRAS </text:span><text:span text:style-name="T234">532: 1223</text:span><text:span text:style-name="T210">. </text:span><text:span text:style-name="T236">[arxiv:2403.11692]</text:span></text:p>
        </text:list-item>
        <text:list-item>
          <text:p text:style-name="P76"><text:span text:style-name="T183">Oman</text:span><text:span text:style-name="T210"> and Riley (2024). </text:span><text:span text:style-name="T213">An overlooked source of uncertainty in the mass of the Milky Way.</text:span><text:span text:style-name="T210"> MNRAS Letters </text:span><text:span text:style-name="T237">532: 48</text:span><text:span text:style-name="T210">. </text:span><text:span text:style-name="T238">[arxiv:2404.03726]</text:span></text:p>
        </text:list-item>
        <text:list-item>
          <text:p text:style-name="P77"><text:span text:style-name="T210">Jones, Sand, Karunakaran, Spekkens, </text:span><text:span text:style-name="T183">Oman</text:span><text:span text:style-name="T210">, Bennet, Besla, Crnojević, Cuillandre, Fielder, Gwyn and Mutlu-Pakdil (2023). </text:span><text:span text:style-name="T213">Gas and star formation in satellites of Milky Way analogs.</text:span><text:span text:style-name="T210"> ApJ </text:span><text:span text:style-name="T239">966: 93</text:span><text:span text:style-name="T210">. </text:span><text:span text:style-name="T240">[arxiv:2311.02152]</text:span></text:p>
        </text:list-item>
        <text:list-item>
          <text:p text:style-name="P78"><text:span text:style-name="T149">† Sirks, Harvey, Massey, </text:span><text:span text:style-name="T183">Oman</text:span><text:span text:style-name="T149">, Robertson, Frenk, Everett, Gill and McCleary (2023). </text:span><text:span text:style-name="T184">Hydrodynamical simulations of merging galaxy clusters: giant dark matter particle colliders, powered by gravity</text:span><text:span text:style-name="T149">. MNRAS </text:span><text:span text:style-name="T241">530: 3160</text:span><text:span text:style-name="T242">. </text:span><text:span text:style-name="T241">[arxiv:2405.00140]</text:span></text:p>
        </text:list-item>
        <text:list-item>
          <text:p text:style-name="P79"><text:span text:style-name="T149">P</text:span><text:span text:style-name="T155">uglisi, Dudzevičiūtė, Swinbank, Gillman, Tiley, Cirasuolo, Cortese, Glazebrook, Harrison, Ibar, Molina, Obreschkow, </text:span><text:span text:style-name="T156">Oman</text:span><text:span text:style-name="T155">, Schaller, Shankar and Sharples (2023). </text:span><text:span text:style-name="T158">KURVS: The outer rotation curve shapes and dark matter fractions of z~1.5 star-forming galaxies.</text:span><text:span text:style-name="T155"> MNRAS </text:span><text:span text:style-name="T243">524: 2814</text:span><text:span text:style-name="T155">. </text:span><text:span text:style-name="T244">[arxiv:2305.04382]</text:span></text:p>
        </text:list-item>
        <text:list-item>
          <text:p text:style-name="P80"><text:span text:style-name="T149">† </text:span><text:span text:style-name="T245">Brooks, </text:span><text:span text:style-name="T246">Oman</text:span><text:span text:style-name="T245"> and Frenk (202</text:span><text:span text:style-name="T247">3</text:span><text:span text:style-name="T245">). </text:span><text:span text:style-name="T248">The North-South asymmetry of the ALFALFA HI velocity width function</text:span><text:span text:style-name="T245">. MNRAS </text:span><text:span text:style-name="T244">522: 4043</text:span><text:span text:style-name="T245">. [arxiv:2211.08092]</text:span></text:p>
        </text:list-item>
        <text:list-item>
          <text:p text:style-name="P80"><text:span text:style-name="T149">† </text:span><text:span text:style-name="T244">Downing and </text:span><text:span text:style-name="T249">Oman</text:span><text:span text:style-name="T244"> (2023). </text:span><text:span text:style-name="T250">The many reasons that the rotation curves of low-mass galaxies can fail as tracers of their matter distributions.</text:span><text:span text:style-name="T244"> MNRAS 522: 3318. [arxiv:2301.05242]</text:span></text:p>
        </text:list-item>
        <text:list-item>
          <text:p text:style-name="P81"><text:span text:style-name="T149">R</text:span><text:span text:style-name="T245">eeves, Hudson and </text:span><text:span text:style-name="T246">Oman</text:span><text:span text:style-name="T245"> (202</text:span><text:span text:style-name="T247">3</text:span><text:span text:style-name="T245">). </text:span><text:span text:style-name="T248">Constraining satellite quenching timescales in galaxy clusters by forward-modelling stellar ages and quiescent fractions in projected phase space.</text:span><text:span text:style-name="T245"> MNRAS </text:span><text:span text:style-name="T244">522: 1779</text:span><text:span text:style-name="T245">. [arxiv:2211.09145]</text:span></text:p>
        </text:list-item>
        <text:list-item>
          <text:p text:style-name="P82"><text:span text:style-name="T149">†</text:span><text:span text:style-name="T186">★</text:span><text:span text:style-name="T149"> </text:span><text:span text:style-name="T228">Roper, </text:span><text:span text:style-name="T224">Oman</text:span><text:span text:style-name="T228">, Frenk, Ben</text:span><text:span text:style-name="T149">ítez-Llambay, Navarro and Santos-Santos (202</text:span><text:span text:style-name="T247">3</text:span><text:span text:style-name="T149">). </text:span><text:span text:style-name="T184">The diversity of rotation curves of simulated galaxies with cusps and cores</text:span><text:span text:style-name="T149">. MNRAS</text:span><text:span text:style-name="T251"> </text:span><text:span text:style-name="T244">521: 1316</text:span><text:span text:style-name="T149">. [arxiv:2203.16652]</text:span></text:p>
        </text:list-item>
        <text:list-item>
          <text:p text:style-name="P83"><text:soft-page-break/><text:span text:style-name="T25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53">Oman</text:span><text:span text:style-name="T25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54">(2022)</text:span><text:span text:style-name="T252">. </text:span><text:span text:style-name="T255">The Astropy project: Sustaining and growing a community-oriented open-source project and the latest major release (v5.0) of the core package.</text:span><text:span text:style-name="T252"> ApJ </text:span><text:span text:style-name="T245">935: 167</text:span><text:span text:style-name="T252">. </text:span><text:span text:style-name="T256">[arxiv:</text:span><text:span text:style-name="T257">2206.14220</text:span><text:span text:style-name="T256">]</text:span></text:p>
        </text:list-item>
        <text:list-item>
          <text:p text:style-name="P84"><text:span text:style-name="T258">Bilimogga, </text:span><text:span text:style-name="T259">Oman</text:span><text:span text:style-name="T258">, Verheijen and van der Hulst (2021). </text:span><text:span text:style-name="T260">Using EAGLE simulations to study the effect of observational constraints on determination of HI asymmetries in galaxies</text:span><text:span text:style-name="T258">. MNRAS </text:span><text:span text:style-name="T261">513: 5310</text:span><text:span text:style-name="T258">. [arxiv:2205.00675]</text:span></text:p>
        </text:list-item>
        <text:list-item>
          <text:p text:style-name="P85"><text:span text:style-name="T262">Mancera</text:span><text:span text:style-name="T263">-Piña</text:span><text:span text:style-name="T264">, </text:span><text:span text:style-name="T262">Fraternali, Oosterloo, Adams, </text:span><text:span text:style-name="T265">Oman</text:span><text:span text:style-name="T262"> and Leisman (202</text:span><text:span text:style-name="T266">2</text:span><text:span text:style-name="T262">). </text:span><text:span text:style-name="T267">No need for dark matter: resolved kinematics of the ultra-diffuse galaxy AGC 114905.</text:span><text:span text:style-name="T262"> MNRAS</text:span><text:span text:style-name="T268"> 512: 3230</text:span><text:span text:style-name="T262">. [arxiv:</text:span><text:span text:style-name="T266">2112.00017</text:span><text:span text:style-name="T262">]</text:span></text:p>
        </text:list-item>
        <text:list-item>
          <text:p text:style-name="P85"><text:span text:style-name="T252">† </text:span><text:span text:style-name="T262">Sirks, </text:span><text:span text:style-name="T265">Oman</text:span><text:span text:style-name="T262">, Robertson, Massey and Frenk (2021). </text:span><text:span text:style-name="T267">The effects of self-interacting dark matter on the stripping of galaxies that fall into clusters</text:span><text:span text:style-name="T262">. MNRAS </text:span><text:span text:style-name="T268">511: 5927</text:span><text:span text:style-name="T262">. [arxiv:2109.03257]</text:span></text:p>
        </text:list-item>
        <text:list-item>
          <text:p text:style-name="P86"><text:span text:style-name="T269">Oman</text:span><text:span text:style-name="T270"> (202</text:span><text:span text:style-name="T271">2</text:span><text:span text:style-name="T270">). </text:span><text:span text:style-name="T272">The ALFALFA </text:span><text:span text:style-name="T273">HI</text:span><text:span text:style-name="T272"> velocity width function.</text:span><text:span text:style-name="T270"> MNRAS </text:span><text:span text:style-name="T274">509:</text:span><text:span text:style-name="T270"> </text:span><text:span text:style-name="T274">3268</text:span><text:span text:style-name="T270">. [arxiv:2108.08856]</text:span></text:p>
        </text:list-item>
        <text:list-item>
          <text:p text:style-name="P86"><text:span text:style-name="T275">K</text:span><text:span text:style-name="T276">arunakaran, Spekkens, </text:span><text:span text:style-name="T277">Oman</text:span><text:span text:style-name="T276">, Simpson, Fattahi, Sand, Bennet, Crnojevi</text:span><text:span text:style-name="T278">ć</text:span><text:span text:style-name="T276">, Frenk, G</text:span><text:span text:style-name="T278">ó</text:span><text:span text:style-name="T276">mez, Grand, Jones, Marinacci, Mutlu-Pakdil, Navarro </text:span><text:span text:style-name="T279">and</text:span><text:span text:style-name="T276"> Zaritsky (2021). </text:span><text:span text:style-name="T280">Satellites around Milky Way analogs: Tension in the number and fraction of quiescent satellites seen in observations versus simulations.</text:span><text:span text:style-name="T276"> ApJ </text:span><text:span text:style-name="T281">916: 19</text:span><text:span text:style-name="T276">. [arxiv:2105.09321]</text:span></text:p>
        </text:list-item>
        <text:list-item>
          <text:p text:style-name="P87"><text:span text:style-name="T282">† </text:span><text:span text:style-name="T276">Upadhyay, </text:span><text:span text:style-name="T277">Oman</text:span><text:span text:style-name="T276"> </text:span><text:span text:style-name="T279">and</text:span><text:span text:style-name="T283"> </text:span><text:span text:style-name="T276">Trager (2021). </text:span><text:span text:style-name="T280">Star formation histories of Coma Cluster galaxies matched to simulated orbits hint at quenching around first pericenter.</text:span><text:span text:style-name="T276"> A&amp;A </text:span><text:span text:style-name="T281">652: A16</text:span><text:span text:style-name="T276">. [arxiv:2104.04388]</text:span></text:p>
        </text:list-item>
        <text:list-item>
          <text:p text:style-name="P87"><text:span text:style-name="T275">Brouwer, </text:span><text:span text:style-name="T284">Oman</text:span><text:span text:style-name="T275">, </text:span><text:span text:style-name="T285">Valentijn, Bilicki, Heymans, Hoekstra, Napolitano, Roy, Tortora, Wright, Asgari, van den Busch, Dvornik, Erben, Giblin, Graham, Hildebrandt, Hopkins, Kannawadi, Kuijken, Liske, Shan, Tr</text:span><text:span text:style-name="T286">ö</text:span><text:span text:style-name="T285">ster and Visser (202</text:span><text:span text:style-name="T287">1</text:span><text:span text:style-name="T285">). </text:span><text:span text:style-name="T288">The weak lensing radial acceleration relation: Constraining modified gravity and cold dark matter theories with KiDS-1000.</text:span><text:span text:style-name="T285"> A&amp;A </text:span><text:span text:style-name="T287">650: A113</text:span><text:span text:style-name="T285">. </text:span><text:span text:style-name="T287">[arxiv:2106.11677]</text:span></text:p>
        </text:list-item>
        <text:list-item>
          <text:p text:style-name="P88"><text:span text:style-name="T289">B</text:span><text:span text:style-name="T290">oard, Bozorgnia, Strigari, Grand, Fattahi, Frenk, Marinacci, Navarro and </text:span><text:span text:style-name="T291">Oman</text:span><text:span text:style-name="T290"> (2021). </text:span><text:span text:style-name="T292">Velocity-dependent J-factors for annihilation radiation from cosmological simulations.</text:span><text:span text:style-name="T290"> JCAP 2021-04: 70. </text:span><text:span text:style-name="T293">[arxiv:</text:span><text:span text:style-name="T290">2101.06284</text:span><text:span text:style-name="T293">]</text:span></text:p>
        </text:list-item>
        <text:list-item>
          <text:p text:style-name="P88"><text:soft-page-break/><text:span text:style-name="T294">★ Oman</text:span><text:span text:style-name="T295">, Bahé, Healy, Hess, Hudson and Verheijen (2021). </text:span><text:span text:style-name="T296">A homogeneous measurement of the delay between the onsets of gas stripping and star formation quenching in satellite galaxies of groups and clusters.</text:span><text:span text:style-name="T295"> MNRAS </text:span><text:span text:style-name="T297">501: 5073</text:span><text:span text:style-name="T295">. [arxiv:2009.00667]</text:span></text:p>
        </text:list-item>
        <text:list-item>
          <text:p text:style-name="P88"><text:span text:style-name="T295">Deason, </text:span><text:span text:style-name="T294">Oman</text:span><text:span text:style-name="T295">, Fattahi, Schaller, Jauzac, Zhang, Montes, Bahé, Dalla Vecchia, Kay and Evans (2020). </text:span><text:span text:style-name="T296">Stellar splashback: </text:span><text:span text:style-name="T298">t</text:span><text:span text:style-name="T296">he edge of the intracluster light.</text:span><text:span text:style-name="T295"> MNRAS 500: 4181. [arxiv:2010.02937]</text:span></text:p>
        </text:list-item>
        <text:list-item>
          <text:p text:style-name="P88"><text:span text:style-name="T299">Genina, Read, Frenk, Cole, Benítez-Llambay, Ludlow, Navarro, </text:span><text:span text:style-name="T300">Oman</text:span><text:span text:style-name="T299"> and Robertson (2020). </text:span><text:span text:style-name="T301">To beta or not to beta: can higher-order Jeans analysis break the mass-anisotropy degeneracy in simulated dwarfs?</text:span><text:span text:style-name="T299"> MNRAS </text:span><text:span text:style-name="T295">498: 144</text:span><text:span text:style-name="T299">. [arxiv:1911.09124]</text:span></text:p>
        </text:list-item>
        <text:list-item>
          <text:p text:style-name="P88"><text:span text:style-name="T299">Deason, Fattahi, Frenk, Grand, </text:span><text:span text:style-name="T300">Oman</text:span><text:span text:style-name="T299">, Garrison-Kimmel, Simpson and Navarro (2020). </text:span><text:span text:style-name="T301">The edge of the Galaxy.</text:span><text:span text:style-name="T299"> MNRAS 496: 3929. [arxiv:2002.09497]</text:span></text:p>
        </text:list-item>
        <text:list-item>
          <text:p text:style-name="P88"><text:span text:style-name="T299">Mancera-Piña, Fraternali, </text:span><text:span text:style-name="T300">Oman</text:span><text:span text:style-name="T299">, Adams, Bacchini, Marasco, Oosterloo, Pezzulli, Posti, Leisman, Cannon, di Teodoro, Gault, Haynes, Reiter, Rhode, Salzer and Smith (2020). </text:span><text:span text:style-name="T301">Robust HI kinematics of gas-rich ultra-diffuse galaxies: hints of a weak-feedback formation scenario.</text:span><text:span text:style-name="T299"> MNRAS 495: 3636. [arxiv:2004.14392]</text:span></text:p>
        </text:list-item>
        <text:list-item>
          <text:p text:style-name="P88"><text:span text:style-name="T299">Marasco, Posti, </text:span><text:span text:style-name="T300">Oman</text:span><text:span text:style-name="T299">, Famaey, Cresci and Fraternali (2020). </text:span><text:span text:style-name="T301">Massive disc galaxies in cosmological hydrodynamical simulations are too dark matter-dominated.</text:span><text:span text:style-name="T299"> A&amp;A 883: L33. [arxiv:2005.01724]</text:span></text:p>
        </text:list-item>
        <text:list-item>
          <text:p text:style-name="P89"><text:span text:style-name="T299">★ Santos-Santos, Navarro, Robertson, Benítez-Llambay, </text:span><text:span text:style-name="T300">Oman</text:span><text:span text:style-name="T299">, Lovell, Frenk, Ludlow, Fattahi and Ritz (2020). </text:span><text:span text:style-name="T301">Baryonic clues to the puzzling diversity of dwarf galaxy rotation curves.</text:span><text:span text:style-name="T299"> MNRAS 495: 58. [arxiv:1911.09116]</text:span></text:p>
        </text:list-item>
        <text:list-item>
          <text:p text:style-name="P89"><text:span text:style-name="T299">Cautun, Benítez-Llambay, Deason, Frenk, Fattahi, Gómez, Grand, </text:span><text:span text:style-name="T300">Oman</text:span><text:span text:style-name="T299">, Navarro and Simpson (2020). </text:span><text:span text:style-name="T301">The Milky Way total mass profile as inferred fr</text:span><text:span text:style-name="T302">o</text:span><text:span text:style-name="T301">m Gaia DR2.</text:span><text:span text:style-name="T299"> MNRAS 494: 4291. [arxiv:1911.04557]</text:span></text:p>
        </text:list-item>
        <text:list-item>
          <text:p text:style-name="P88"><text:span text:style-name="T299">Richings, Frenk, Jenkins, Robertson, Fattahi, Grand, Navarro, Pakmor, Gómez, Marinacci and </text:span><text:span text:style-name="T300">Oman</text:span><text:span text:style-name="T299"> (2020). </text:span><text:span text:style-name="T301">Subhalo destruction in the APOSTLE and Auriga simulations.</text:span><text:span text:style-name="T299"> MNRAS 492: 5780. [arxiv:1811.12437]</text:span></text:p>
        </text:list-item>
        <text:list-item>
          <text:p text:style-name="P88"><text:span text:style-name="T303">† </text:span><text:span text:style-name="T299">Lane, Navarro, Fattahi, </text:span><text:span text:style-name="T300">Oman</text:span><text:span text:style-name="T299"> and Bovy (2020). </text:span><text:span text:style-name="T301">The Ophiuchus stream progenitor: a new type of globular cluster and its possible Sagittarius connection.</text:span><text:span text:style-name="T299"> MNRAS 492: 4164. [arxiv:1905.12633</text:span><text:span text:style-name="T304">]</text:span></text:p>
        </text:list-item>
        <text:list-item>
          <text:p text:style-name="P88"><text:span text:style-name="T299">Chauhan, Lagos, Obreschkow, Power, </text:span><text:span text:style-name="T300">Oman</text:span><text:span text:style-name="T299"> and Elahi (2019). </text:span><text:span text:style-name="T301">The HI velocity function: a test of cosmology or baryon physics?</text:span><text:span text:style-name="T299"> MNRAS 488: 5898. [arxiv:1906.06130</text:span><text:span text:style-name="T304">]</text:span></text:p>
        </text:list-item>
        <text:list-item>
          <text:p text:style-name="P88"><text:span text:style-name="T299">Genina, Frenk, Benítez-Llambay, Cole, Navarro, </text:span><text:span text:style-name="T300">Oman</text:span><text:span text:style-name="T299"> and Fattahi (2019). </text:span><text:span text:style-name="T301">The distinct stellar metallicity populations of simulated Local Group dwarfs.</text:span><text:span text:style-name="T299"> MNRAS 488: 2312. [arxiv:1812.04839]</text:span></text:p>
        </text:list-item>
        <text:list-item>
          <text:p text:style-name="P88"><text:span text:style-name="T299">Bose, Frenk, Jenkins, Fattahi, Gomez, Grand, Marinacci, Navarro, </text:span><text:span text:style-name="T300">Oman</text:span><text:span text:style-name="T299">, Pakmor, Schaye, Simpson and Springel (2019). </text:span><text:span text:style-name="T301">No cores in dark matter-dominated dwarf galaxies with bursty star formation histories.</text:span><text:span text:style-name="T299"> MNRAS, 486: 4790. [arxiv:1810.03635]</text:span></text:p>
        </text:list-item>
        <text:list-item>
          <text:p text:style-name="P88"><text:soft-page-break/><text:span text:style-name="T299">Owers, Hudson, </text:span><text:span text:style-name="T300">Oman</text:span><text:span text:style-name="T299">, Bland-Hawthron, Brough, Bryant, Cortese, Couch, Croom, van de Sande, Federrath, Groves, Hopkins, Lawrence, Lorente, McDermid, Medling, Richards, Scott, Taranu, Welker and Yi (2019). </text:span><text:span text:style-name="T301">The SAMI Galaxy Survey: Quenching of star formation in clusters I. Transition galaxies.</text:span><text:span text:style-name="T299"> ApJ 873: 52. [arxiv:1901.08185]</text:span></text:p>
        </text:list-item>
        <text:list-item>
          <text:p text:style-name="P88"><text:span text:style-name="T300">★ Oman</text:span><text:span text:style-name="T299">, Marasco, Navarro, Frenk, Schaye and Benítez-Llambay (2019). </text:span><text:span text:style-name="T301">Non-circular motions and the diversity of dwarf galaxy rotation curves.</text:span><text:span text:style-name="T299"> MNRAS 482: 821. [arxiv:1706.07478]</text:span></text:p>
        </text:list-item>
        <text:list-item>
          <text:p text:style-name="P88"><text:span text:style-name="T299">Digby, Navarro, Fattahi, Simpson, </text:span><text:span text:style-name="T300">Oman</text:span><text:span text:style-name="T299">, Gomez, Frenk, Grand and Pakmor (2018). </text:span><text:span text:style-name="T301">The star formation histories of dwarf galaxies in Local Group cosmological simulations.</text:span><text:span text:style-name="T299"> MNRAS 485: 5423. [arxiv:1812.04839]</text:span></text:p>
        </text:list-item>
        <text:list-item>
          <text:p text:style-name="P88"><text:span text:style-name="T299">Mancera-Piña, Fraternali, Adams, Marasco, Oosterloo, </text:span><text:span text:style-name="T300">Oman</text:span><text:span text:style-name="T299">, Leisman, di Teodoro, Posti, Battipaglia, Cannon, Gault, Haynes, Janowiecki, McAllan, Pagel, Reiter, Rhode, Salzer and Smith (2019). </text:span><text:span text:style-name="T301">Off the baryonic Tully-Fisher relation: a population of baryon-dominated ultra-diffuse galaxies.</text:span><text:span text:style-name="T299"> ApJL 883: 33. [arxiv:1909.01363]</text:span></text:p>
        </text:list-item>
        <text:list-item>
          <text:p text:style-name="P88"><text:span text:style-name="T299">Fattahi, Navarro, Frenk, </text:span><text:span text:style-name="T300">Oman</text:span><text:span text:style-name="T299">, Sawala and Schaller (2018). </text:span><text:span text:style-name="T301">Tidal stripping and the structure of dwarf galaxies in the Local Group.</text:span><text:span text:style-name="T299"> MNRAS 476: 3816. [arxiv:1707.03898]</text:span></text:p>
        </text:list-item>
        <text:list-item>
          <text:p text:style-name="P90"><text:span text:style-name="T263">N</text:span><text:span text:style-name="T305">a</text:span><text:span text:style-name="T263">varro, Yozin, Loewen, Benítez-Llambay, Fattahi, Frenk, </text:span><text:span text:style-name="T306">Oman</text:span><text:span text:style-name="T263">, Schaye and Theuns (2018). </text:span><text:span text:style-name="T301">The innate origin of radial and vertical gradients in a simulated galaxy disc.</text:span><text:span text:style-name="T263"> MNRAS 476: 3648. [arxiv:1709.01040]</text:span></text:p>
        </text:list-item>
        <text:list-item>
          <text:p text:style-name="P90"><text:span text:style-name="T263">Marasco, </text:span><text:span text:style-name="T306">Oman</text:span><text:span text:style-name="T263">, Navarro, Frenk and Oosterloo (2018). </text:span><text:span text:style-name="T301">Bars in dark-matter-dominated dwarf galaxy discs.</text:span><text:span text:style-name="T263"> MNRAS 476: 2168. [arxiv:1711.09914]</text:span></text:p>
        </text:list-item>
        <text:list-item>
          <text:p text:style-name="P90"><text:span text:style-name="T263">Genina, <text:s/>Benítez-Llambay, Frenk, Cole, Fattahi, Navarro, </text:span><text:span text:style-name="T306">Oman</text:span><text:span text:style-name="T263">, Sawala and Theuns (2018). </text:span><text:span text:style-name="T301">The core-cusp problem: a matter of perspective.</text:span><text:span text:style-name="T263"> MNRAS 474: 1398. [arxiv:1707.06303]</text:span></text:p>
        </text:list-item>
        <text:list-item>
          <text:p text:style-name="P90"><text:span text:style-name="T263">Navarro, Benítez-Llambay, Fattahi, Frenk, Ludlow, </text:span><text:span text:style-name="T306">Oman</text:span><text:span text:style-name="T263">, Schaller and Theuns (2017). </text:span><text:span text:style-name="T301">The origin of the mass discrepancy-acceleration relation in ΛCDM.</text:span><text:span text:style-name="T263"> MNRAS 471: 1841. [arxiv:1612.06329]</text:span></text:p>
        </text:list-item>
        <text:list-item>
          <text:p text:style-name="P90"><text:span text:style-name="T263">Campbell, Frenk, Jenkins, Eke, Navarro, Sawala, Schaller, Fattahi, </text:span><text:span text:style-name="T306">Oman</text:span><text:span text:style-name="T263"> and Theuns (2017). </text:span><text:span text:style-name="T301">Knowing the unknowns: uncertainties in simple estimators of dynamical masses.</text:span><text:span text:style-name="T263"> MNRAS 469: 2335. [arxiv:1603.04443]</text:span></text:p>
        </text:list-item>
        <text:list-item>
          <text:p text:style-name="P90"><text:span text:style-name="T263">Wang, Fattahi, Cooper, Sawala, Strigari, Frenk, Navarro, </text:span><text:span text:style-name="T306">Oman</text:span><text:span text:style-name="T263"> and Schaller (2017). </text:span><text:span text:style-name="T301">Tidal features of classical Milky Way satellites in a Λ cold dark matter universe.</text:span><text:span text:style-name="T263"> MNRAS 468: 4887. [arxiv:1611.00778]</text:span></text:p>
        </text:list-item>
        <text:list-item>
          <text:p text:style-name="P90"><text:span text:style-name="T263">Sawala, Pihajoki, Johansson, Frenk, Navarro, </text:span><text:span text:style-name="T306">Oman</text:span><text:span text:style-name="T263"> and White (2017). </text:span><text:span text:style-name="T301">Shaken and stirred: The Milky Way's dark substructures.</text:span><text:span text:style-name="T263"> MNRAS 467: 4383. [arxiv:1609.01718]</text:span></text:p>
        </text:list-item>
        <text:list-item>
          <text:p text:style-name="P91"><text:span text:style-name="T263">Ludlow, Benítez-Llambay, Schaller, Theuns, Frenk, Bower, Schaye, Crain, Navarro, Fattahi and </text:span><text:span text:style-name="T306">Oman</text:span><text:span text:style-name="T263"> (2017). </text:span><text:span text:style-name="T301">The Mass-discrepancy acceleration relation: a natural outcome of galaxy formation in CDM halos.</text:span><text:span text:style-name="T263"> Phys Rev Lett 118: 161103. [arxiv:1610.07663]</text:span></text:p>
        </text:list-item>
        <text:list-item>
          <text:p text:style-name="P91"><text:span text:style-name="T263">Benítez-Llambay, Navarro, Frenk, Sawala, </text:span><text:span text:style-name="T306">Oman</text:span><text:span text:style-name="T263">, Fattahi, Schaller, Schaye, Crain and Theuns (2017). </text:span><text:span text:style-name="T301">The properties of “dark” LCDM haloes in the Local Group.</text:span><text:span text:style-name="T263"> MNRAS 465: 3913. [arxiv:1609.01301]</text:span></text:p>
        </text:list-item>
        <text:list-item>
          <text:p text:style-name="P90"><text:soft-page-break/><text:span text:style-name="T263">Starkenburg, </text:span><text:span text:style-name="T306">Oman</text:span><text:span text:style-name="T263">, Navarro, Crain, Fattahi, Frenk, Sawala and Schaye (2017). </text:span><text:span text:style-name="T301">The oldest and most pristine stars in the APOSTLE Local Group simulations.</text:span><text:span text:style-name="T263"> MNRAS 465: 2212. [arxiv:1609.05214]</text:span></text:p>
        </text:list-item>
        <text:list-item>
          <text:p text:style-name="P90"><text:span text:style-name="T263">Sales, Navarro, </text:span><text:span text:style-name="T306">Oman</text:span><text:span text:style-name="T263">, Fattahi, Ferrero, Abadi, Bower, Crain, Frenk, Sawala, Schaller, Schaye, Theuns and White (2016). </text:span><text:span text:style-name="T301">The low-mass end of the baryonic Tully-Fisher relation.</text:span><text:span text:style-name="T263"> MNRAS 464: 2419. [arxiv:1602.02155]</text:span></text:p>
        </text:list-item>
        <text:list-item>
          <text:p text:style-name="P90"><text:span text:style-name="T306">Oman</text:span><text:span text:style-name="T263"> and Hudson (2016). </text:span><text:span text:style-name="T301">Satellite quenching timescales in clusters from projected phase space measurements matched to simulated orbits.</text:span><text:span text:style-name="T263"> MNRAS, 463: 3083. [arxiv:1607.07934]</text:span></text:p>
        </text:list-item>
        <text:list-item>
          <text:p text:style-name="P92"><text:span text:style-name="T263">Schaller, Frenk, Fattahi, Navarro, </text:span><text:span text:style-name="T306">Oman</text:span><text:span text:style-name="T263"> and Sawala (2016). </text:span><text:span text:style-name="T301">The low abundance and insignificance of dark discs in simulated Milky Way galaxies.</text:span><text:span text:style-name="T263"> MNRAS 461: L56. [arxiv:1605.02770]</text:span></text:p>
        </text:list-item>
        <text:list-item>
          <text:p text:style-name="P92"><text:span text:style-name="T306">Oman</text:span><text:span text:style-name="T263">, Navarro, Sales, Fattahi, Frenk, Sawala, Schaller and White (2016). </text:span><text:span text:style-name="T301">Missing dark matter in dwarf galaxies?</text:span><text:span text:style-name="T263"> MNRAS 460: 3610. [arxiv:1601.01026]</text:span></text:p>
        </text:list-item>
        <text:list-item>
          <text:p text:style-name="P90"><text:span text:style-name="T263">Sawala, Frenk, Fattahi, Navarro, Bower, Crain, Dalla Vecchia, Furlong, Helly, Jenkins, </text:span><text:span text:style-name="T306">Oman</text:span><text:span text:style-name="T263">, Schaller, Schaye, Theuns, Trayford and White (2016). </text:span><text:span text:style-name="T301">The APOSTLE simulations: solutions to the Local Group's cosmic puzzles.</text:span><text:span text:style-name="T263"> MNRAS 457: 1931. [arxiv:1511.01098]</text:span></text:p>
        </text:list-item>
        <text:list-item>
          <text:p text:style-name="P90"><text:span text:style-name="T263">Fattahi, Navarro, Sawala, Frenk, </text:span><text:span text:style-name="T306">Oman</text:span><text:span text:style-name="T263">, Crain, Furlong, Schaller, Schaye, Theuns and Jenkins (2016). </text:span><text:span text:style-name="T301">The APOSTLE project: Local Group kinematic mass constraints and simulation candidate selection.</text:span><text:span text:style-name="T263"> MNRAS 457: 844. [arxiv:1507.03643]</text:span></text:p>
        </text:list-item>
        <text:list-item>
          <text:p text:style-name="P90"><text:span text:style-name="T306">★ Oman</text:span><text:span text:style-name="T263">, Navarro, Fattahi, Frenk, Sawala, White, Bower, Crain, Furlong, Schaller, Schaye and Theuns (2015). </text:span><text:span text:style-name="T301">The unexpected diversity of dwarf galaxy rotation curves.</text:span><text:span text:style-name="T263"> MNRAS. 452: 3650. [arxiv:1504.01437]</text:span></text:p>
        </text:list-item>
        <text:list-item>
          <text:p text:style-name="P93"><text:span text:style-name="T263">Taranu, Hudson, Balogh, Smith, Power, </text:span><text:span text:style-name="T306">Oman</text:span><text:span text:style-name="T263">, Krane (2014). </text:span><text:span text:style-name="T301">Quenching star formation in cluster galaxies.</text:span><text:span text:style-name="T263"> MNRAS 440: 1934. [arxiv:1211.3411]</text:span></text:p>
        </text:list-item>
        <text:list-item>
          <text:p text:style-name="P93"><text:span text:style-name="T306">Oman</text:span><text:span text:style-name="T263">, Hudson and Behroozi (2013). </text:span><text:span text:style-name="T301">Disentangling satellite galaxy populations using orbit tracking in simulations.</text:span><text:span text:style-name="T263"> MNRAS 431: 2307. [arxiv:1301.6757]</text:span></text:p>
        </text:list-item>
      </text:list>
      <text:p text:style-name="P94"><text:span text:style-name="T299">O</text:span><text:span text:style-name="T290">ther refereed publications</text:span></text:p>
      <text:list text:continue-numbering="true" text:style-name="L2">
        <text:list-item>
          <text:p text:style-name="P95"><text:span text:style-name="T183">O</text:span><text:span text:style-name="T307">man</text:span><text:span text:style-name="T308"> (2025). </text:span><text:span text:style-name="Emphasis"><text:span text:style-name="T309">SWIFTGalaxy: a python package to work with particle groups from SWIFT simulation</text:span></text:span><text:span text:style-name="Emphasis"><text:span text:style-name="T310">s. </text:span></text:span><text:span text:style-name="Emphasis"><text:span text:style-name="T308">JOSS </text:span></text:span><text:span text:style-name="Emphasis"><text:span text:style-name="T311">10: 9278</text:span></text:span><text:span text:style-name="Emphasis"><text:span text:style-name="T308">. </text:span></text:span><text:span text:style-name="Emphasis"><text:span text:style-name="T312">[arxiv:2510.22328]</text:span></text:span></text:p>
        </text:list-item>
        <text:list-item>
          <text:p text:style-name="P96"><text:span text:style-name="T313">O</text:span><text:span text:style-name="T314">man</text:span><text:span text:style-name="T315"> (2024). </text:span><text:span text:style-name="T316">MARTINI: Mock Array Radio Telescope Interferometry of the Neutral ISM.</text:span><text:span text:style-name="T315"> JOSS 9: 6860. </text:span><text:span text:style-name="T317">[arxiv:</text:span><text:span text:style-name="T318">2406.05574</text:span><text:span text:style-name="T317">]</text:span></text:p>
        </text:list-item>
        <text:list-item>
          <text:p text:style-name="P90"><text:span text:style-name="T313">Oman</text:span><text:span text:style-name="T319">, Starkenburg and Navarro (2018). </text:span><text:span text:style-name="T302">The “building blocks” of stellar haloes.</text:span><text:span text:style-name="T319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20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21">Ben</text:span><text:span text:style-name="T322">ítez-Llambay, </text:span><text:span text:style-name="T323">Ludlow, Navarro, </text:span><text:span text:style-name="T324">Oman</text:span><text:span text:style-name="T323">, Robertson, Collins, Ibata, Rich, Martin, Peñarrubia. Chapman, Tollerud and Weisz (2023). </text:span><text:span text:style-name="T158">GravSphere: Jeans modelling code.</text:span><text:span text:style-name="T323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20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91">Oman</text:span><text:span text:style-name="T290"> (2017). </text:span><text:span text:style-name="T292">The APOSTLE simulations: Rotation curves derived from synthetic 21-cm observations.</text:span><text:span text:style-name="T290"> Rediscovering our Galaxy, Proceedings of the IAU Symposium 334: 213. [arXiv: 1712.02562]</text:span></text:p>
        </text:list-item>
        <text:list-item>
          <text:p text:style-name="P103"><text:span text:style-name="T276">Fattahi, Navarro, Sawala, Frenk, Sales, </text:span><text:span text:style-name="T277">Oman</text:span><text:span text:style-name="T276">, Schaller and Wang (2016). </text:span><text:span text:style-name="T280">The cold dark matter content of Galactic dwarf spheroidals: no cores, no failures, no problem.</text:span><text:span text:style-name="T276"> [arxiv:1607.06479]</text:span></text:p>
        </text:list-item>
        <text:list-item>
          <text:p text:style-name="P103"><text:span text:style-name="T325">Sawala, Frenk, Fattahi, Navarro, Bower, Crain, Dalla Vecchia, Furlong, Helly, Jenkins, </text:span><text:span text:style-name="T326">Oman</text:span><text:span text:style-name="T325">, Scahller, Schaye, Theuns, Trayford and White (2014). </text:span><text:span text:style-name="T327">Local Group galaxies emerge from the dark.</text:span><text:span text:style-name="T325"> [arxiv:1412.2748]</text:span></text:p>
        </text:list-item>
      </text:list>
      <text:p text:style-name="P104"><text:span text:style-name="T328">Conferences and Workshops</text:span><text:tab/></text:p>
      <text:p text:style-name="P105"><text:span text:style-name="T329"><text:tab/></text:span><text:span text:style-name="T330">Contributed talk at “Royal Society Meeting of Minds 2026”<text:tab/>Feb 2026<text:line-break/><text:tab/> <text:s/>Royal Society, London, UK</text:span></text:p>
      <text:p text:style-name="P106"><text:span text:style-name="T329"><text:tab/></text:span><text:span text:style-name="T331">Contributed talks at “SWIFT users &amp; developers meeting 2025”<text:tab/>Oct 2025<text:line-break/><text:tab/> <text:s/>Leiden University, Leiden, The Netherlands</text:span></text:p>
      <text:p text:style-name="P106"><text:span text:style-name="T329"><text:tab/></text:span><text:span text:style-name="T332">Contributed talk at </text:span><text:span text:style-name="T333">“Pathfinder HI Survey Coordination Committee workshop”<text:tab/></text:span><text:span text:style-name="T332">Sept 2025<text:line-break/><text:tab/> <text:s/>Cagliari, Italy</text:span></text:p>
      <text:p text:style-name="P107"><text:span text:style-name="T329"><text:tab/></text:span><text:span text:style-name="T332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29"><text:tab/></text:span><text:span text:style-name="T334">SOC at “SWAN Universe workshop”<text:tab/>Dec 2024<text:line-break/><text:tab/> <text:s/>ICRAR UWA, Perth, Australia</text:span></text:p>
      <text:p text:style-name="P109"><text:span text:style-name="T334"><text:tab/></text:span><text:span text:style-name="T33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29"><text:tab/></text:span><text:span text:style-name="T3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29"><text:tab/></text:span><text:span text:style-name="T337">SOC at “Small galaxies, cosmic questions II”<text:tab/>Aug 2024<text:line-break/><text:tab/> <text:s/>Durham University, Durham, United Kingdom</text:span></text:p>
      <text:p text:style-name="P111"><text:span text:style-name="T329"><text:tab/></text:span><text:span text:style-name="T338">Contributed talk at “Towards unified sub-grid prescriptions for galaxy mode</text:span><text:span text:style-name="T336">l</text:span><text:span text:style-name="T338">ling”<text:tab/>Sept 2023<text:line-break/><text:tab/> <text:s/>Lorentz Centre, Leiden, The Netherlands</text:span></text:p>
      <text:p text:style-name="P112"><text:span text:style-name="T329"><text:tab/></text:span><text:span text:style-name="T338">Contributed talk at “FiatLux”<text:tab/>Jun 2023<text:line-break/><text:tab/> <text:s/>Centro Mariapoli, Castel Gandolfo, Italy</text:span></text:p>
      <text:p text:style-name="P112"><text:soft-page-break/><text:span text:style-name="T329"><text:tab/></text:span><text:span text:style-name="T120">Contributed talk at </text:span><text:span text:style-name="T333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29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29"><text:tab/></text:span><text:span text:style-name="T339">Contributed talk at “Virgo meeting”<text:tab/>Jul 2022<text:line-break/><text:tab/> <text:s/></text:span><text:span text:style-name="T340">Max-Planck Institute for Astrophysics, Garching, Germany</text:span></text:p>
      <text:p text:style-name="P115"><text:span text:style-name="T329"><text:tab/></text:span><text:span text:style-name="T341">Contributed</text:span><text:span text:style-name="T342"> talk at “</text:span><text:span text:style-name="T341">EAS2022/</text:span><text:span text:style-name="T342">SS8: D</text:span><text:span text:style-name="T343">warf galaxies beyond the Local Group”</text:span><text:span text:style-name="T344"><text:tab/></text:span><text:span text:style-name="T343">Jun 2022<text:line-break/><text:tab/> <text:s/>Valencia Conference Centre, Valencia, Spain</text:span></text:p>
      <text:p text:style-name="P116"><text:span text:style-name="T329"><text:tab/></text:span><text:span text:style-name="T341">Poster</text:span><text:span text:style-name="T342"> at “EAS2022/S4: Satellite galaxies and tidal streams”</text:span><text:span text:style-name="T329"><text:tab/></text:span><text:span text:style-name="T342">Jun 2022<text:line-break/><text:tab/> <text:s/>Valencia Conference Centre, Valencia, Spain</text:span></text:p>
      <text:p text:style-name="P117"><text:span text:style-name="T344"><text:tab/></text:span><text:span text:style-name="T343">Invited talk at “EAS2022/SS5: Neutral hydrogen”</text:span><text:span text:style-name="T344"><text:tab/></text:span><text:span text:style-name="T343">Jun 2022</text:span><text:span text:style-name="T342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45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46">Contributed talk </text:span><text:span text:style-name="T347">&amp; 2 posters</text:span><text:span text:style-name="T346"> at “National Astronomy Meeting 2021”<text:tab/>Jul 2021<text:line-break/><text:tab/> <text:s/>Virtual meeting</text:span></text:p>
      <text:p text:style-name="P121"><text:span text:style-name="T11"><text:tab/></text:span><text:span text:style-name="T346">SOC at “EAS2021/SS24: The role of nurture on the SF cycle in satellite </text:span><text:span text:style-name="T348">galaxies</text:span><text:span text:style-name="T346">”<text:tab/>Jun 2021<text:line-break/><text:tab/> <text:s/>Virtual meeting</text:span></text:p>
      <text:p text:style-name="P121"><text:span text:style-name="T11"><text:tab/></text:span><text:span text:style-name="T349">Contributed talk at “Durham Edinburgh Exchange”</text:span><text:span text:style-name="T11"><text:tab/></text:span><text:span text:style-name="T349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50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50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50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50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50">Contributed talk at “</text:span><text:span text:style-name="T351">Small galaxies, cosmic questions</text:span><text:span text:style-name="T350">”<text:tab/>Jul 2019<text:line-break/><text:tab/> <text:s/>Durham University, Durham, United Kingdom</text:span></text:p>
      <text:p text:style-name="P126"><text:soft-page-break/><text:span text:style-name="T9"><text:tab/></text:span><text:span text:style-name="T350">Contributed t</text:span><text:span text:style-name="T352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52">Participant at </text:span><text:span text:style-name="T11">“</text:span><text:span text:style-name="T352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52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52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52">Poster at “The small-scale structure of cold(?) dark matter”<text:tab/>Ap</text:span><text:span text:style-name="T348">r</text:span><text:span text:style-name="T352"> 2018<text:line-break/><text:tab/> <text:s/>Kavli Institute for Theoretical Physics, Santa Barbara, USA</text:span></text:p>
      <text:p text:style-name="P130"><text:span text:style-name="T9"><text:tab/></text:span><text:span text:style-name="T352">Contributed talk at “Virgo meeting”<text:tab/>Dec 2017<text:line-break/><text:tab/> <text:s/>Max-Planck Institute for Astrophysics, Garching, Germany</text:span></text:p>
      <text:p text:style-name="P131"><text:span text:style-name="T353"><text:tab/>Invited talk at </text:span><text:span text:style-name="T354">“</text:span><text:span text:style-name="T353">IAUS 334: Rediscovering our Galaxy”<text:tab/>Jul 2017<text:line-break/><text:tab/> <text:s/>Telegrafenberg, Potsdam, Germany</text:span></text:p>
      <text:p text:style-name="P132"><text:span text:style-name="T355"><text:tab/></text:span><text:span text:style-name="T356">Contributed talk at “On the origin of baryonic galaxy haloes”<text:tab/>Mar 2017<text:line-break/><text:tab/> <text:s/>Observat</text:span><text:span text:style-name="T357">o</text:span><text:span text:style-name="T356">rio Astron</text:span><text:span text:style-name="T357">ómico de Quit</text:span><text:span text:style-name="T358">o</text:span><text:span text:style-name="T357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57"><text:tab/></text:span><text:span text:style-name="T359">Participant at “HiPACC Summer School: AstroInformatics”<text:tab/>Aug 2012<text:line-break/><text:tab/> <text:s/>University of California </text:span><text:span text:style-name="T360">at </text:span><text:span text:style-name="T359">San Diego, San Diego, USA</text:span></text:p>
      <text:p text:style-name="P138"><text:span text:style-name="T361"><text:tab/></text:span><text:span text:style-name="T362">Poster at “Star formation and gas reservoirs in nearby groups and clusters”<text:tab/>Jul 2012<text:line-break/><text:tab/> <text:s/>Union College, Schenectady, USA</text:span></text:p>
      <text:p text:style-name="P139"><text:span text:style-name="T363">Invited </text:span><text:span text:style-name="T364">Colloquia &amp; </text:span><text:span text:style-name="T363">Seminars</text:span><text:tab/></text:p>
      <text:p text:style-name="P140"><text:tab/><text:span text:style-name="T365">Seminar: Oxford University Physics Department, UK<text:tab/>Dec 2025</text:span></text:p>
      <text:p text:style-name="P140"><text:tab/><text:span text:style-name="T365">Seminar: University of Victoria Department of Physics &amp; Astronomy, Canada<text:tab/>Aug 2025</text:span></text:p>
      <text:p text:style-name="P140"><text:tab/><text:span text:style-name="T365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66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64"><text:tab/>Colloquium: </text:span><text:span text:style-name="T367">Queen’s University Department of Physics and Astronomy, Canada<text:tab/>Jan 202</text:span><text:span text:style-name="T368">1</text:span></text:p>
      <text:p text:style-name="P148"><text:span text:style-name="T369"><text:tab/></text:span><text:span text:style-name="T370">Seminar</text:span><text:span text:style-name="T371">: </text:span><text:span text:style-name="T130">University of Nottingham School of Physics and Astronomy, UK<text:tab/>Dec 2020</text:span></text:p>
      <text:p text:style-name="P149"><text:span text:style-name="T372"><text:tab/></text:span><text:span text:style-name="T373">Seminar</text:span><text:span text:style-name="T364">: </text:span><text:span text:style-name="T367">Oxford University Department of Physics, UK<text:tab/>Oct 2020</text:span></text:p>
      <text:p text:style-name="P149"><text:span text:style-name="T372"><text:tab/></text:span><text:span text:style-name="T364">Seminar: </text:span><text:span text:style-name="T372">Universidade Federal do Esp</text:span><text:span text:style-name="T374">í</text:span><text:span text:style-name="T372">rito Santo Department of Physics, Brazil<text:tab/>Jul 2020</text:span></text:p>
      <text:p text:style-name="P150"><text:tab/><text:span text:style-name="T364">Colloquium: </text:span>University of Edinburgh Institute for Astronomy, UK<text:tab/>Feb 2020</text:p>
      <text:p text:style-name="P151"><text:tab/><text:span text:style-name="T364">Seminar: </text:span><text:span text:style-name="T372">Deutsches Elektronen-Synchrotron DESY, Germany<text:tab/>Nov 2019</text:span></text:p>
      <text:p text:style-name="P152"><text:tab/><text:span text:style-name="T364">Seminar: </text:span>University of Surrey Physics Department, UK<text:tab/>Sept 2017</text:p>
      <text:p text:style-name="P153"><text:tab/><text:span text:style-name="T364">Seminar: </text:span>University of Cambridge Institute of Astronomy, UK<text:tab/>May 2016</text:p>
      <text:p text:style-name="P154"><text:tab/><text:span text:style-name="T364">Seminar: </text:span>Astrophysics Institute Potsdam, Germany<text:tab/>Apr 2016</text:p>
      <text:p text:style-name="P154"><text:tab/><text:span text:style-name="T364">Seminar: </text:span>University of Washington Physics &amp; Astronomy Department, USA<text:tab/>Feb 2016</text:p>
      <text:p text:style-name="P154"><text:tab/><text:span text:style-name="T364">Seminar: </text:span>University of Waterloo Physics &amp; Astronomy Department, Canada<text:tab/>Dec 2014</text:p>
      <text:p text:style-name="P155"><text:span text:style-name="T375">Public Talks &amp; Outreach</text:span><text:span text:style-name="T7"><text:tab/></text:span></text:p>
      <text:p text:style-name="P156"><text:span text:style-name="T329"><text:tab/></text:span><text:span text:style-name="T330">Public talk: Cleveland &amp; Darlington Astronomical Society<text:tab/>Feb 2026</text:span></text:p>
      <text:p text:style-name="P156"><text:span text:style-name="T329"><text:tab/></text:span><text:span text:style-name="T376">Public talk: Newcastle Astronomical Society<text:tab/>Sept 2024</text:span></text:p>
      <text:p text:style-name="P157"><text:span text:style-name="T329"><text:tab/></text:span><text:span text:style-name="T377">Radio Astro Interviewee at IAU GA XXXIII<text:tab/>Aug 2024</text:span></text:p>
      <text:p text:style-name="P157"><text:span text:style-name="T329"><text:tab/></text:span><text:span text:style-name="T378">Caf</text:span><text:span text:style-name="T379">é</text:span><text:span text:style-name="T380"> Scientifique Durham speaker<text:tab/>May 2024</text:span></text:p>
      <text:p text:style-name="P158"><text:span text:style-name="T380"><text:tab/></text:span><text:span text:style-name="T381">Durham Schools Science Festival demonstrator<text:tab/>Mar 2024</text:span></text:p>
      <text:p text:style-name="P158"><text:span text:style-name="T329"><text:tab/></text:span><text:span text:style-name="T338">Street Cosmos at Blackhall demonstrator<text:tab/>Aug 2023</text:span></text:p>
      <text:p text:style-name="P9"><text:span text:style-name="T329"><text:tab/></text:span><text:span text:style-name="T382">Ogden Centre for Fundamental Physics </text:span><text:span text:style-name="T383">Ogden@20</text:span><text:span text:style-name="T382"> open day demonstrator<text:tab/>Nov 2022</text:span></text:p>
      <text:p text:style-name="P159"><text:span text:style-name="T27"><text:tab/></text:span><text:span text:style-name="T384">Celebrate Science! Durham demonstrator<text:tab/>Oct 2022</text:span></text:p>
      <text:p text:style-name="P160"><text:span text:style-name="T27"><text:tab/></text:span><text:span text:style-name="T385">Public talk: Sunderland Astronomical Society<text:tab/>Nov 2021</text:span></text:p>
      <text:p text:style-name="P161"><text:span text:style-name="T27"><text:tab/></text:span><text:span text:style-name="T386">Nuffield Foundation research placement host </text:span><text:span text:style-name="T387">for J. Turnbull</text:span><text:span text:style-name="T386"><text:tab/></text:span><text:span text:style-name="T385">Aug</text:span><text:span text:style-name="T386"> 2021</text:span></text:p>
      <text:p text:style-name="P162"><text:tab/>Royal Society Summer Science Exhibition Workshop<text:tab/>Jul 2021</text:p>
      <text:p text:style-name="P163"><text:span text:style-name="T388"><text:tab/></text:span><text:span text:style-name="T389">Public talk: </text:span><text:span text:style-name="T390">Rato Bangala School Science Club</text:span><text:span text:style-name="T391">, Nepal<text:tab/>Jul 20</text:span><text:span text:style-name="T392">20</text:span></text:p>
      <text:p text:style-name="P164"><text:span text:style-name="T392"><text:tab/></text:span><text:span text:style-name="T393">Durham ICC School visit</text:span><text:span text:style-name="T338">s</text:span><text:span text:style-name="T393"><text:tab/>Jan 2020 – </text:span><text:span text:style-name="T338">present</text:span></text:p>
      <text:p text:style-name="P165"><text:tab/>Celebrate Science! Durham demonstrator<text:tab/>Oct 2019</text:p>
      <text:p text:style-name="P166"><text:span text:style-name="T390"><text:tab/>Meet the IAU astronomers! programme member<text:tab/>2019 </text:span><text:span text:style-name="T394">– </text:span><text:span text:style-name="T390">present</text:span></text:p>
      <text:p text:style-name="P166"><text:soft-page-break/><text:span text:style-name="T354"><text:tab/></text:span><text:span text:style-name="T395">Public </text:span><text:span text:style-name="T390">t</text:span><text:span text:style-name="T395">alk: RAS of Canada, Victoria chapter monthly meeting<text:tab/>Apr 2017</text:span></text:p>
      <text:p text:style-name="P167"><text:span text:style-name="T354"><text:tab/></text:span><text:span text:style-name="T396">Public talk: Dominion Astrophysical Observatory </text:span><text:span text:style-name="T397">s</text:span><text:span text:style-name="T396">ummer star parties<text:tab/>Jul 2016</text:span></text:p>
      <text:p text:style-name="P168"><text:span text:style-name="T398"><text:tab/></text:span><text:span text:style-name="T399">University of Victoria Student Radio CFUV “Beyond the Jargon” interviewee<text:tab/>Dec 2016</text:span></text:p>
      <text:p text:style-name="P169"><text:span text:style-name="T396"><text:tab/></text:span><text:span text:style-name="T400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401">2017</text:span><text:line-break/><text:tab/> <text:s/>general public groups<text:tab/></text:p>
      <text:p text:style-name="P171"><text:tab/><text:span text:style-name="T402">Contributor of &gt;250 physics &amp; astrophysics answers to public questions on the <text:tab/>2013 </text:span>– <text:span text:style-name="T402">present<text:line-break/><text:tab/> <text:s/>PhysicsSE Q&amp;A platform (physics.stackexchange.com/users/11053/kyle-oman)</text:span></text:p>
      <text:p text:style-name="P172"><text:span text:style-name="T403">Professional </text:span><text:span text:style-name="T404">Citizenship</text:span><text:span text:style-name="T26"><text:tab/></text:span></text:p>
      <text:p text:style-name="P173"><text:span text:style-name="T101"><text:tab/>Re</text:span><text:span text:style-name="T405">feree </text:span><text:span text:style-name="T101">for </text:span><text:span text:style-name="T406">MNRAS, ApJ, </text:span><text:span text:style-name="T407">A&amp;A,</text:span><text:span text:style-name="T406"> </text:span><text:span text:style-name="T408">NatAs, </text:span><text:span text:style-name="T409">PRL, </text:span><text:span text:style-name="T406">JCAP, </text:span><text:span text:style-name="T410">OJA, </text:span><text:span text:style-name="T411">JOSS,</text:span><text:span text:style-name="T101"><text:tab/>2016 – present<text:line-break/><text:tab/> <text:s/></text:span><text:span text:style-name="T411">Chinese Physics C</text:span></text:p>
      <text:p text:style-name="P174"><text:span text:style-name="T101"><text:tab/></text:span><text:span text:style-name="T384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12">ember</text:span><text:span text:style-name="T72"><text:tab/>2019 </text:span><text:span text:style-name="T74">– </text:span><text:span text:style-name="T413">present<text:line-break/><text:tab/> <text:s/>as co-chair: 2020 – 2023</text:span></text:p>
      <text:p text:style-name="P175"><text:span text:style-name="T72"><text:tab/></text:span><text:span text:style-name="T414">Durham Astronomy PhD admissions interview panellist<text:tab/>2020</text:span></text:p>
      <text:p text:style-name="P176"><text:span text:style-name="T72"><text:tab/>Durham Astronomy </text:span><text:span text:style-name="T412">ICC </text:span><text:span text:style-name="T72">postdoctoral representative </text:span><text:span text:style-name="T350">to </text:span><text:span text:style-name="T412">astronomy group</text:span><text:span text:style-name="T72"><text:tab/>20</text:span><text:span text:style-name="T412">20</text:span><text:span text:style-name="T72"> </text:span><text:span text:style-name="T74">– </text:span><text:span text:style-name="T415">2023</text:span></text:p>
      <text:p text:style-name="P177"><text:span text:style-name="T91"><text:tab/>Durham Astronomy Friday seminar co-organizer<text:tab/>2019 </text:span><text:span text:style-name="T87">– </text:span><text:span text:style-name="T409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16"><text:tab/></text:span><text:span text:style-name="T417">Funding proposal reviews for </text:span><text:span text:style-name="T418">UKRI/STFC (UK), SNF (Switzerland),<text:tab/>2018<text:line-break/><text:tab/> <text:s/></text:span><text:span text:style-name="T417">FWO (Belgium), Conicyt (Chile)</text:span></text:p>
      <text:p text:style-name="P178"><text:span text:style-name="T417"><text:tab/></text:span><text:span text:style-name="T419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20">Training &amp; professional development</text:span><text:span text:style-name="T26"><text:tab/></text:span></text:p>
      <text:p text:style-name="P182"><text:span text:style-name="T101"><text:tab/></text:span><text:span text:style-name="T421">Presentation skills<text:tab/>Jan 2026<text:line-break/><text:tab/> <text:s/>The Royal Society</text:span></text:p>
      <text:p text:style-name="P182"><text:span text:style-name="T101"><text:tab/></text:span><text:span text:style-name="T422">Leadership effectiveness<text:tab/>Oct 2024<text:line-break/></text:span><text:soft-page-break/><text:span text:style-name="T422"><text:tab/> <text:s/>The Royal Society &amp; ICL Business School</text:span></text:p>
      <text:p text:style-name="P182"><text:span text:style-name="T101"><text:tab/></text:span><text:span text:style-name="T423">Introduction to </text:span><text:span text:style-name="T424">m</text:span><text:span text:style-name="T423">anagement<text:tab/>Sept 2024<text:line-break/><text:tab/> <text:s/>The Royal Society &amp; ICL Business School</text:span></text:p>
      <text:p text:style-name="P182"><text:span text:style-name="T423"><text:tab/></text:span><text:span text:style-name="T422">Getting started with doctoral supervision<text:tab/>Jan 2024<text:line-break/><text:tab/> <text:s/>Durham Centre for Academic Development (DCAD)</text:span></text:p>
      <text:p text:style-name="P183"><text:span text:style-name="T423"><text:tab/></text:span><text:span text:style-name="T425">Research-informed public engagement<text:tab/>Jul 2023<text:line-break/><text:tab/> <text:s/>DiRAC &amp; Science Museums Group</text:span></text:p>
      <text:p text:style-name="P184"><text:span text:style-name="T426">Professional Memberships</text:span><text:tab/></text:p>
      <text:p text:style-name="P185"><text:span text:style-name="T427"><text:tab/></text:span><text:span text:style-name="T412">WALLABY survey member (Technical Working Group 1)</text:span><text:span text:style-name="T427"><text:tab/></text:span><text:span text:style-name="T412">2020 </text:span><text:span text:style-name="T9">–</text:span><text:span text:style-name="T412"> present<text:line-break/><text:tab/> <text:s/></text:span><text:span text:style-name="T428">TWG 1 co-chair: 2024 – present</text:span></text:p>
      <text:p text:style-name="P185"><text:span text:style-name="T428"><text:tab/></text:span><text:span text:style-name="T429">MIGHTEE-HI survey member<text:tab/>2023 – present</text:span></text:p>
      <text:p text:style-name="P185"><text:span text:style-name="T412"><text:tab/>MHONGOOSE survey member<text:tab/>2020 </text:span><text:span text:style-name="T9">– </text:span><text:span text:style-name="T412">present</text:span></text:p>
      <text:p text:style-name="P186"><text:span text:style-name="T409"><text:tab/></text:span><text:span text:style-name="T430">SKA </text:span><text:span text:style-name="T408">Cosmology</text:span><text:span text:style-name="T430"> Science Working Group member<text:tab/>202</text:span><text:span text:style-name="T408">2</text:span><text:span text:style-name="T430"> </text:span><text:span text:style-name="T101">– </text:span><text:span text:style-name="T430">present</text:span></text:p>
      <text:p text:style-name="P187"><text:span text:style-name="T412"><text:tab/></text:span><text:span text:style-name="T431">SKA HI Galaxy Science Working Group member<text:tab/>2021 </text:span><text:span text:style-name="T9">– </text:span><text:span text:style-name="T431">present</text:span></text:p>
      <text:p text:style-name="P188"><text:span text:style-name="T412"><text:tab/></text:span><text:span text:style-name="T9">Virgo Consortium for Cosmological Supercomputer Simulations </text:span><text:span text:style-name="T432">m</text:span><text:span text:style-name="T9">ember<text:tab/>2013 </text:span><text:span text:style-name="T416">– </text:span><text:span text:style-name="T9">present</text:span></text:p>
      <text:p text:style-name="P185"><text:span text:style-name="T427"><text:tab/></text:span><text:span text:style-name="T433">Canadian Astronomical Society (CASCA) Ordinary Member<text:tab/>2016 – </text:span><text:span text:style-name="T434">2019</text:span></text:p>
      <text:p text:style-name="P185"><text:span text:style-name="T434"><text:tab/></text:span><text:span text:style-name="T435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36">Fellow of the Royal Astronomical Society<text:tab/>2024 – present</text:span></text:p>
      <text:p text:style-name="P189"><text:tab/><text:span text:style-name="T437">European Astronomical Society Member<text:tab/>2025 – present</text:span></text:p>
      <text:p text:style-name="P190"><text:span text:style-name="T438">Public </text:span><text:span text:style-name="T439">software</text:span><text:span text:style-name="T438"> &amp; utilities</text:span><text:tab/></text:p>
      <text:p text:style-name="P191"><text:span text:style-name="T440">A</text:span><text:span text:style-name="T425">s lead author:</text:span></text:p>
      <text:p text:style-name="P192"><text:span text:style-name="T440"><text:tab/></text:span><text:span text:style-name="T16">SWIFTGalaxy<text:tab/>2022</text:span><text:span text:style-name="T17"><text:line-break/><text:tab/> <text:s/>github.com/</text:span><text:span text:style-name="T441">SWIFTSIM</text:span><text:span text:style-name="T17">/swiftgalaxy</text:span></text:p>
      <text:p text:style-name="P193"><text:span text:style-name="T427"><text:tab/></text:span><text:span text:style-name="T442">MARTINI: Mock Array Radio Telescope Interferometry of the Neutral ISM<text:tab/>2019<text:line-break/><text:tab/> <text:s/>github.com/kyleaoman/martini<text:line-break/><text:tab/> <text:s/></text:span><text:span text:style-name="T443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44">(co-maintainer)</text:span>, <text:span text:style-name="T365">unyt (part of yt),</text:span> <text:span text:style-name="T445">3D</text:span>Barolo</text:p>
      <text:p text:style-name="P139"><text:soft-page-break/><text:span text:style-name="T363">Languages</text:span><text:tab/></text:p>
      <text:p text:style-name="P169"><text:span text:style-name="T11"><text:tab/></text:span><text:span text:style-name="T427">English (native), French (native), </text:span><text:span text:style-name="T434">Dutch (basic)</text:span></text:p>
      <text:p text:style-name="P196"><text:span text:style-name="T446">Citizenship</text:span><text:tab/></text:p>
      <text:p text:style-name="P197"><text:span text:style-name="T427"><text:tab/></text:span><text:span text:style-name="T447">Canadian</text:span></text:p>
      <text:p text:style-name="P198">References<text:tab/></text:p>
      <text:p text:style-name="P199"><text:span text:style-name="T448"><text:tab/>Prof. </text:span><text:span text:style-name="T385">Carlos Frenk</text:span><text:span text:style-name="T448"><text:line-break/><text:tab/></text:span><text:span text:style-name="T385">Institute for Computational Cosmology</text:span><text:span text:style-name="T449">, </text:span><text:span text:style-name="T385">Durham University</text:span><text:span text:style-name="T449"><text:line-break/><text:tab/>+</text:span><text:span text:style-name="T385">44 191 334 3641</text:span><text:span text:style-name="T449"><text:line-break/><text:tab/></text:span><text:a xlink:type="simple" xlink:href="mailto:c.s.frenk@durham.ac.uk" text:style-name="Internet_20_link" text:visited-style-name="Visited_20_Internet_20_Link"><text:span text:style-name="T385">c.s.frenk@durham.ac.uk</text:span></text:a></text:p>
      <text:p text:style-name="P200"><text:span text:style-name="T11"><text:tab/></text:span><text:span text:style-name="T450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50">sctrager@astro.rug.nl</text:span></text:a></text:p>
      <text:p text:style-name="P201"><text:span text:style-name="T451"><text:tab/></text:span><text:span text:style-name="T452">Prof. Julio Navarro</text:span><text:span text:style-name="T453"><text:line-break/></text:span><text:span text:style-name="T45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5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5-08T14:31:27.027842598">2026-05-08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6.2$Linux_X86_64 LibreOffice_project/580$Build-2</meta:generator>
    <dc:date>2026-05-08T14:31:26.999740131</dc:date>
    <meta:editing-duration>P2DT13H17M46S</meta:editing-duration>
    <meta:editing-cycles>285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22" meta:character-count="41958" meta:non-whitespace-character-count="36033"/>
  </office:meta>
</office:document-meta>
</file>